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4] &lt;&gt; 0; [.$B4] * [.$C4] * [.$D4] / [.$E4]; 0)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] &lt;&gt; 0; [.$B5] * [.$C5] * [.$D5] / [.$E5]; 0)" office:value-type="float" office:value="1.21" calcext:value-type="float">
            <text:p>1,2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] &lt;&gt; 0; [.$B6] * [.$C6] * [.$D6] / [.$E6]; 0)" office:value-type="float" office:value="1.39615384615385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7] &lt;&gt; 0; [.$B7] * [.$C7] * [.$D7] / [.$E7]; 0)" office:value-type="float" office:value="1.56862745098039" calcext:value-type="float">
            <text:p>1,5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8] &lt;&gt; 0; [.$B8] * [.$C8] * [.$D8] / [.$E8]; 0)" office:value-type="float" office:value="1.69354838709677" calcext:value-type="float">
            <text:p>1,69</text:p>
          </table:table-cell>
          <table:table-cell table:formula="of:=SUM([.E4:.E8]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0] &lt;&gt; 0; [.$B10] * [.$C10] * [.$D10] / [.$E10]; 0)" office:value-type="float" office:value="1.152" calcext:value-type="float">
            <text:p>1,15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1] &lt;&gt; 0; [.$B11] * [.$C11] * [.$D11] / [.$E11]; 0)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2] &lt;&gt; 0; [.$B12] * [.$C12] * [.$D12] / [.$E12]; 0)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3] &lt;&gt; 0; [.$B13] * [.$C13] * [.$D13] / [.$E13]; 0)" office:value-type="float" office:value="1.65" calcext:value-type="float">
            <text:p>1,65</text:p>
          </table:table-cell>
          <table:table-cell table:formula="of:=SUM([.E10:.E13])" office:value-type="float" office:value="14.8" calcext:value-type="float">
            <text:p>14,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15] &lt;&gt; 0; [.$B15] * [.$C15] * [.$D15] / [.$E15]; 0)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16] &lt;&gt; 0; [.$B16] * [.$C16] * [.$D16] / [.$E16]; 0)" office:value-type="float" office:value="1.35" calcext:value-type="float">
            <text:p>1,3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17] &lt;&gt; 0; [.$B17] * [.$C17] * [.$D17] / [.$E17]; 0)" office:value-type="float" office:value="1.48965517241379" calcext:value-type="float">
            <text:p>1,4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18] &lt;&gt; 0; [.$B18] * [.$C18] * [.$D18] / [.$E18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9] &lt;&gt; 0; [.$B19] * [.$C19] * [.$D19] / [.$E19]; 0)" office:value-type="float" office:value="1.95" calcext:value-type="float">
            <text:p>1,95</text:p>
          </table:table-cell>
          <table:table-cell table:formula="of:=SUM([.E15:.E19])" office:value-type="float" office:value="15.4" calcext:value-type="float">
            <text:p>15,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1] &lt;&gt; 0; [.$B21] * [.$C21] * [.$D21] / [.$E21]; 0)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2] &lt;&gt; 0; [.$B22] * [.$C22] * [.$D22] / [.$E22]; 0)" office:value-type="float" office:value="1.995" calcext:value-type="float">
            <text:p>2</text:p>
          </table:table-cell>
          <table:table-cell table:formula="of:=SUM([.E21:.E22]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4] &lt;&gt; 0; [.$B24] * [.$C24] * [.$D24] / [.$E24]; 0)" office:value-type="float" office:value="1.44" calcext:value-type="float">
            <text:p>1,4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5] &lt;&gt; 0; [.$B25] * [.$C25] * [.$D25] / [.$E25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26] &lt;&gt; 0; [.$B26] * [.$C26] * [.$D26] / [.$E26]; 0)" office:value-type="float" office:value="1.89473684210526" calcext:value-type="float">
            <text:p>1,8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27] &lt;&gt; 0; [.$B27] * [.$C27] * [.$D27] / [.$E27]; 0)" office:value-type="float" office:value="2" calcext:value-type="float">
            <text:p>2</text:p>
          </table:table-cell>
          <table:table-cell table:formula="of:=SUM([.E24:.E27])" office:value-type="float" office:value="15.5" calcext:value-type="float">
            <text:p>15,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29] &lt;&gt; 0; [.$B29] * [.$C29] * [.$D29] / [.$E29]; 0)" office:value-type="float" office:value="1.33333333333333" calcext:value-type="float">
            <text:p>1,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0] &lt;&gt; 0; [.$B30] * [.$C30] * [.$D30] / [.$E30]; 0)" office:value-type="float" office:value="1.37931034482759" calcext:value-type="float">
            <text:p>1,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1] &lt;&gt; 0; [.$B31] * [.$C31] * [.$D31] / [.$E31]; 0)" office:value-type="float" office:value="1.42857142857143" calcext:value-type="float">
            <text:p>1,4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2] &lt;&gt; 0; [.$B32] * [.$C32] * [.$D32] / [.$E32]; 0)" office:value-type="float" office:value="1.53846153846154" calcext:value-type="float">
            <text:p>1,5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3] &lt;&gt; 0; [.$B33] * [.$C33] * [.$D33] / [.$E33]; 0)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4] &lt;&gt; 0; [.$B34] * [.$C34] * [.$D34] / [.$E34]; 0)" office:value-type="float" office:value="1.66666666666667" calcext:value-type="float">
            <text:p>1,6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35] &lt;&gt; 0; [.$B35] * [.$C35] * [.$D35] / [.$E35]; 0)" office:value-type="float" office:value="1.81818181818182" calcext:value-type="float">
            <text:p>1,8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36] &lt;&gt; 0; [.$B36] * [.$C36] * [.$D36] / [.$E36]; 0)" office:value-type="float" office:value="1.93548387096774" calcext:value-type="float">
            <text:p>1,9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37] &lt;&gt; 0; [.$B37] * [.$C37] * [.$D37] / [.$E37]; 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38] &lt;&gt; 0; [.$B38] * [.$C38] * [.$D38] / [.$E38]; 0)" office:value-type="float" office:value="2.25" calcext:value-type="float">
            <text:p>2,25</text:p>
          </table:table-cell>
          <table:table-cell table:formula="of:=SUM([.E29:.E38])"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0] &lt;&gt; 0; [.$B40] * [.$C40] * [.$D40] / [.$E40]; 0)" office:value-type="float" office:value="2.028" calcext:value-type="float">
            <text:p>2,03</text:p>
          </table:table-cell>
          <table:table-cell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1] &lt;&gt; 0; [.$B41] * [.$C41] * [.$D41] / [.$E41]; 0)" office:value-type="float" office:value="2.3" calcext:value-type="float">
            <text:p>2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2] &lt;&gt; 0; [.$B42] * [.$C42] * [.$D42] / [.$E42]; 0)" office:value-type="float" office:value="2.83333333333333" calcext:value-type="float">
            <text:p>2,8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3] &lt;&gt; 0; [.$B43] * [.$C43] * [.$D43] / [.$E43]; 0)" office:value-type="float" office:value="3.42857142857143" calcext:value-type="float">
            <text:p>3,43</text:p>
          </table:table-cell>
          <table:table-cell table:formula="of:=SUM([.E40:.E43])" office:value-type="float" office:value="13.2" calcext:value-type="float">
            <text:p>13,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45] &lt;&gt; 0; [.$B45] * [.$C45] * [.$D45] / [.$E45]; 0)" office:value-type="float" office:value="1.8" calcext:value-type="float">
            <text:p>1,8</text:p>
          </table:table-cell>
          <table:table-cell/>
        </table:table-row>
        <table:table-row table:style-name="ro1">
          <table:table-cell table:number-columns-repeated="6"/>
          <table:table-cell table:formula="of:= IF([.$E46] &lt;&gt; 0; [.$B46] * [.$C46] * [.$D46] / [.$E46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7] &lt;&gt; 0; [.$B47] * [.$C47] * [.$D47] / [.$E47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8] &lt;&gt; 0; [.$B48] * [.$C48] * [.$D48] / [.$E4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49] &lt;&gt; 0; [.$B49] * [.$C49] * [.$D49] / [.$E49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0] &lt;&gt; 0; [.$B50] * [.$C50] * [.$D50] / [.$E50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1] &lt;&gt; 0; [.$B51] * [.$C51] * [.$D51] / [.$E51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2] &lt;&gt; 0; [.$B52] * [.$C52] * [.$D52] / [.$E52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3] &lt;&gt; 0; [.$B53] * [.$C53] * [.$D53] / [.$E5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4] &lt;&gt; 0; [.$B54] * [.$C54] * [.$D54] / [.$E54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5] &lt;&gt; 0; [.$B55] * [.$C55] * [.$D55] / [.$E55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6] &lt;&gt; 0; [.$B56] * [.$C56] * [.$D56] / [.$E56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7] &lt;&gt; 0; [.$B57] * [.$C57] * [.$D57] / [.$E57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8] &lt;&gt; 0; [.$B58] * [.$C58] * [.$D58] / [.$E5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59] &lt;&gt; 0; [.$B59] * [.$C59] * [.$D59] / [.$E59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0] &lt;&gt; 0; [.$B60] * [.$C60] * [.$D60] / [.$E60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1] &lt;&gt; 0; [.$B61] * [.$C61] * [.$D61] / [.$E61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2] &lt;&gt; 0; [.$B62] * [.$C62] * [.$D62] / [.$E62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 IF([.$E63] &lt;&gt; 0; [.$B63] * [.$C63] * [.$D63] / [.$E63]; 0)" office:value-type="float" office:value="0" calcext:value-type="float">
            <text:p>0</text:p>
          </table:table-cell>
          <table:table-cell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tem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8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.00.0000</text:date>, <text:time style:data-style-name="N2" text:time-value="16:07:08.2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2-10T01:14:01.821000000</dc:date>
    <meta:editing-duration>P4DT11H54M53S</meta:editing-duration>
    <meta:editing-cycles>21</meta:editing-cycles>
    <meta:generator>LibreOffice/7.0.4.2$Windows_X86_64 LibreOffice_project/dcf040e67528d9187c66b2379df5ea4407429775</meta:generator>
    <meta:document-statistic meta:table-count="4" meta:cell-count="984" meta:object-count="0"/>
  </office:meta>
</office:document-meta>
</file>